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C2C000007BCC1C23CD3F261439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fo:min-height="3.7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text-properties fo:text-shadow="1pt 1pt"/>
    </style:style>
    <style:style style:name="P3" style:family="paragraph">
      <loext:graphic-properties draw:fill="none" draw:fill-color="#ffffff"/>
      <style:text-properties fo:text-shadow="non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8pt" fo:text-shadow="1pt 1pt" style:font-size-asian="88pt" style:font-size-complex="88pt"/>
    </style:style>
    <style:style style:name="T2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7.002cm" svg:y="16.24cm">
          <draw:text-box>
            <text:p/>
          </draw:text-box>
        </draw:frame>
        <draw:frame draw:style-name="gr2" draw:text-style-name="P2" draw:layer="layout" svg:width="7.874cm" svg:height="3.981cm" svg:x="18.145cm" svg:y="2.861cm">
          <draw:text-box>
            <text:p><text:span text:style-name="T1">Pyut</text:span></text:p>
          </draw:text-box>
        </draw:frame>
        <draw:frame draw:style-name="gr3" draw:text-style-name="P1" draw:layer="layout" svg:width="6.223cm" svg:height="1.143cm" svg:x="18.907cm" svg:y="6.842cm">
          <draw:text-box>
            <text:p>Python UML Tool</text:p>
          </draw:text-box>
        </draw:frame>
        <draw:frame draw:style-name="gr3" draw:text-style-name="P1" draw:layer="layout" svg:width="10.16cm" svg:height="1.143cm" svg:x="2.524cm" svg:y="11.541cm">
          <draw:text-box>
            <text:p>2002-2024</text:p>
          </draw:text-box>
        </draw:frame>
        <draw:frame draw:style-name="gr4" draw:text-style-name="P3" draw:layer="layout" svg:width="15.24cm" svg:height="1.529cm" svg:x="2.524cm" svg:y="12.806cm">
          <draw:text-box>
            <text:p><text:span text:style-name="T2">Published under the GNU Afferro General Public License</text:span></text:p>
          </draw:text-box>
        </draw:frame>
        <draw:frame draw:style-name="gr5" draw:text-style-name="P4" draw:layer="layout" svg:width="16.256cm" svg:height="10.33cm" svg:x="2.143cm" svg:y="1.381cm">
          <draw:image xlink:href="Pictures/1000000100000C2C000007BCC1C23CD3F26143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50%" draw:start-color="#808080" draw:end-color="#eeeeee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9999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Carlito1" fo:font-family="Carlito" style:font-style-name="Italic" style:font-family-generic="swiss" style:font-pitch="variable" fo:font-size="18pt" fo:font-style="italic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style:font-name="Carlito1" fo:font-family="Carlito" style:font-style-name="Italic" style:font-family-generic="swiss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Sanchez II</meta:initial-creator>
    <meta:creation-date>2020-10-15T20:44:22.248849689</meta:creation-date>
    <dc:date>2024-02-06T14:33:04.874726475</dc:date>
    <dc:creator>Humberto Sanchez II</dc:creator>
    <meta:editing-duration>PT4H7M1S</meta:editing-duration>
    <meta:editing-cycles>31</meta:editing-cycles>
    <meta:generator>LibreOffice/7.5.4.2$MacOSX_X86_64 LibreOffice_project/36ccfdc35048b057fd9854c757a8b67ec53977b6</meta:generator>
    <meta:document-statistic meta:object-count="6"/>
  </office:meta>
</office:document-meta>
</file>